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Normal" style:family="paragraph">
      <style:text-properties fo:font-size="12pt" style:font-size-asian="12pt" style:font-size-complex="12pt"/>
    </style:style>
    <style:style style:name="T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Policepardéfaut" style:family="text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T6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7" style:parent-style-name="Policepardéfaut" style:family="text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T9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Policepardéfaut" style:family="text">
      <style:text-properties fo:font-size="12pt" style:font-size-asian="12pt" style:font-size-complex="12pt"/>
    </style:style>
    <style:style style:name="T1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2" style:parent-style-name="Policepardéfau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Description des acteurs</text:p>
      <text:p text:style-name="P2"/>
      <text:p text:style-name="Normal"><text:span text:style-name="T3">Utilisateur :<text:s/></text:span><text:span text:style-name="T4">Côté humain : il s’agit là de la personne qui va utiliser l’application, et interagir avec l’application</text:span></text:p>
      <text:p text:style-name="P5"/>
      <text:p text:style-name="Normal"><text:span text:style-name="T6">Application :<text:s/></text:span><text:span text:style-name="T7">il s’agit de l’interface entre le serveur de données météorologiques et l’utilisateur ; l’application va afficher les données que le serveur de données met à disposition.</text:span></text:p>
      <text:p text:style-name="P8"/>
      <text:p text:style-name="Normal"><text:span text:style-name="T9">Serveur de données :<text:s/></text:span><text:span text:style-name="T10">Il s’agit de l’emplacement dans lequel sont stockées les données des stations et les données météorologiques. Les données sont récupérables par l’</text:span><text:span text:style-name="T11">Application</text:span><text:span text:style-name="T12">, via des requêtes XHR GE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rentin Lefort</meta:initial-creator>
    <dc:creator>Corentin Lefort</dc:creator>
    <meta:creation-date>2020-03-10T18:55:00Z</meta:creation-date>
    <dc:date>2020-03-10T19:02:00Z</dc:date>
    <meta:template xlink:href="Normal" xlink:type="simple"/>
    <meta:editing-cycles>1</meta:editing-cycles>
    <meta:editing-duration>PT420S</meta:editing-duration>
    <meta:document-statistic meta:page-count="1" meta:paragraph-count="1" meta:word-count="82" meta:character-count="536" meta:row-count="3" meta:non-whitespace-character-count="455"/>
  </office:meta>
</office:document-meta>
</file>